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.45cm"/>
      <style:paragraph-properties style:writing-mode="lr-tb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3.175cm" svg:height="1.199cm" svg:x="10.6cm" svg:y="8.7cm">
          <draw:text-box>
            <text:p text:style-name="P1"><text:span text:style-name="T1">HASH JOIN ON Eid</text:span></text:p>
          </draw:text-box>
        </draw:frame>
        <draw:line draw:style-name="gr2" draw:text-style-name="P3" draw:layer="layout" svg:x1="2.5cm" svg:y1="16.8cm" svg:x2="2.5cm" svg:y2="13cm">
          <text:p/>
        </draw:line>
        <draw:line draw:style-name="gr2" draw:text-style-name="P3" draw:layer="layout" svg:x1="10.5cm" svg:y1="9.5cm" svg:x2="6cm" svg:y2="10cm">
          <text:p/>
        </draw:line>
        <draw:line draw:style-name="gr2" draw:text-style-name="P3" draw:layer="layout" svg:x1="17cm" svg:y1="12.2cm" svg:x2="17cm" svg:y2="10cm">
          <text:p/>
        </draw:line>
        <draw:line draw:style-name="gr2" draw:text-style-name="P3" draw:layer="layout" svg:x1="13cm" svg:y1="9.5cm" svg:x2="17cm" svg:y2="10cm">
          <text:p/>
        </draw:line>
        <draw:frame draw:style-name="gr3" draw:text-style-name="P2" draw:layer="layout" svg:width="3.976cm" svg:height="1.2cm" svg:x="4.124cm" svg:y="11cm">
          <draw:text-box>
            <text:p text:style-name="P1"><text:span text:style-name="T1">NESTED LOOP ON Sid</text:span></text:p>
          </draw:text-box>
        </draw:frame>
        <draw:line draw:style-name="gr2" draw:text-style-name="P3" draw:layer="layout" svg:x1="6cm" svg:y1="10.9cm" svg:x2="6cm" svg:y2="10cm">
          <text:p/>
        </draw:line>
        <draw:line draw:style-name="gr2" draw:text-style-name="P3" draw:layer="layout" svg:x1="12cm" svg:y1="7.4cm" svg:x2="12cm" svg:y2="8.7cm">
          <text:p/>
        </draw:line>
        <draw:line draw:style-name="gr2" draw:text-style-name="P3" draw:layer="layout" svg:x1="7.5cm" svg:y1="11.7cm" svg:x2="9cm" svg:y2="12.4cm">
          <text:p/>
        </draw:line>
        <draw:line draw:style-name="gr2" draw:text-style-name="P3" draw:layer="layout" svg:x1="9cm" svg:y1="13.7cm" svg:x2="9cm" svg:y2="12.4cm">
          <text:p/>
        </draw:line>
        <draw:line draw:style-name="gr2" draw:text-style-name="P3" draw:layer="layout" svg:x1="3.9cm" svg:y1="11.8cm" svg:x2="2.5cm" svg:y2="13cm">
          <text:p/>
        </draw:line>
        <draw:frame draw:style-name="gr4" draw:text-style-name="P2" draw:layer="layout" svg:width="3.1cm" svg:height="1.673cm" svg:x="9.387cm" svg:y="23.127cm">
          <draw:text-box>
            <text:p><text:span text:style-name="T1">FULL TABLE SCAN ON S + FILTER</text:span></text:p>
          </draw:text-box>
        </draw:frame>
        <draw:frame draw:style-name="gr5" draw:text-style-name="P2" draw:layer="layout" svg:width="3.6cm" svg:height="1.199cm" svg:x="10.987cm" svg:y="19.027cm">
          <draw:text-box>
            <text:p><text:span text:style-name="T1">NESTED LOOP ON Sid</text:span></text:p>
          </draw:text-box>
        </draw:frame>
        <draw:line draw:style-name="gr2" draw:text-style-name="P3" draw:layer="layout" svg:x1="10.687cm" svg:y1="23.127cm" svg:x2="10.687cm" svg:y2="21.127cm">
          <text:p/>
        </draw:line>
        <draw:line draw:style-name="gr2" draw:text-style-name="P3" draw:layer="layout" svg:x1="5.987cm" svg:y1="20.727cm" svg:x2="5.987cm" svg:y2="19.127cm">
          <text:p/>
        </draw:line>
        <draw:line draw:style-name="gr2" draw:text-style-name="P3" draw:layer="layout" svg:x1="7.787cm" svg:y1="18.327cm" svg:x2="5.987cm" svg:y2="19.127cm">
          <text:p/>
        </draw:line>
        <draw:line draw:style-name="gr2" draw:text-style-name="P3" draw:layer="layout" svg:x1="9.687cm" svg:y1="18.227cm" svg:x2="12.387cm" svg:y2="18.927cm">
          <text:p/>
        </draw:line>
        <draw:line draw:style-name="gr2" draw:text-style-name="P3" draw:layer="layout" svg:x1="14.987cm" svg:y1="23.227cm" svg:x2="14.987cm" svg:y2="21.127cm">
          <text:p/>
        </draw:line>
        <draw:line draw:style-name="gr2" draw:text-style-name="P3" draw:layer="layout" svg:x1="13.587cm" svg:y1="19.927cm" svg:x2="14.987cm" svg:y2="21.127cm">
          <text:p/>
        </draw:line>
        <draw:line draw:style-name="gr2" draw:text-style-name="P3" draw:layer="layout" svg:x1="8.987cm" svg:y1="17.227cm" svg:x2="8.987cm" svg:y2="16.427cm">
          <text:p/>
        </draw:line>
        <draw:line draw:style-name="gr2" draw:text-style-name="P3" draw:layer="layout" svg:x1="8.987cm" svg:y1="15.627cm" svg:x2="8.987cm" svg:y2="14.727cm">
          <text:p/>
        </draw:line>
        <draw:line draw:style-name="gr2" draw:text-style-name="P3" draw:layer="layout" svg:x1="10.687cm" svg:y1="21.127cm" svg:x2="11.387cm" svg:y2="20.227cm">
          <text:p/>
        </draw:line>
        <draw:frame draw:style-name="gr5" draw:text-style-name="P2" draw:layer="layout" svg:width="3.3cm" svg:height="1.199cm" svg:x="13.087cm" svg:y="23.327cm">
          <draw:text-box>
            <text:p><text:span text:style-name="T1">FULL TABLE SCAN ON SO</text:span></text:p>
          </draw:text-box>
        </draw:frame>
        <draw:frame draw:style-name="gr3" draw:text-style-name="P2" draw:layer="layout" svg:width="3cm" svg:height="1.2cm" svg:x="7.687cm" svg:y="17.227cm">
          <draw:text-box>
            <text:p><text:span text:style-name="T1">HASH JOIN ON Pid</text:span></text:p>
          </draw:text-box>
        </draw:frame>
        <draw:frame draw:style-name="gr6" draw:text-style-name="P4" draw:layer="layout" svg:width="1.9cm" svg:height="0.645cm" svg:x="13.887cm" svg:y="19.782cm">
          <draw:text-box>
            <text:p><text:span text:style-name="T2">OUTER</text:span></text:p>
          </draw:text-box>
        </draw:frame>
        <draw:frame draw:style-name="gr6" draw:text-style-name="P4" draw:layer="layout" svg:width="1.6cm" svg:height="0.645cm" svg:x="9.687cm" svg:y="19.982cm">
          <draw:text-box>
            <text:p><text:span text:style-name="T2">INNER</text:span></text:p>
          </draw:text-box>
        </draw:frame>
        <draw:frame draw:style-name="gr7" draw:text-style-name="P2" draw:layer="layout" svg:width="3.9cm" svg:height="0.725cm" svg:x="7.187cm" svg:y="15.602cm">
          <draw:text-box>
            <text:p><text:span text:style-name="T1">GB HASH ON Sid</text:span></text:p>
          </draw:text-box>
        </draw:frame>
        <draw:frame draw:style-name="gr4" draw:text-style-name="P2" draw:layer="layout" svg:width="3.2cm" svg:height="1.673cm" svg:x="4.587cm" svg:y="20.954cm">
          <draw:text-box>
            <text:p><text:span text:style-name="T1">FULL TABLE SCAN ON IP + FILTER</text:span></text:p>
          </draw:text-box>
        </draw:frame>
        <draw:frame draw:style-name="gr8" draw:text-style-name="P2" draw:layer="layout" svg:width="2cm" svg:height="0.725cm" svg:x="8.087cm" svg:y="13.827cm">
          <draw:text-box>
            <text:p><text:span text:style-name="T1">FILTER</text:span></text:p>
          </draw:text-box>
        </draw:frame>
        <draw:frame draw:style-name="gr4" draw:text-style-name="P2" draw:layer="layout" svg:width="3.2cm" svg:height="1.673cm" svg:x="1.357cm" svg:y="16.776cm">
          <draw:text-box>
            <text:p><text:span text:style-name="T1">FULL TABLE</text:span></text:p>
            <text:p><text:span text:style-name="T1">SCAN ON SP</text:span></text:p>
            <text:p><text:span text:style-name="T1">+ FILTER</text:span></text:p>
          </draw:text-box>
        </draw:frame>
        <draw:frame draw:style-name="gr9" draw:text-style-name="P6" draw:layer="layout" svg:width="3cm" svg:height="1.7cm" svg:x="15.5cm" svg:y="12.4cm">
          <draw:text-box>
            <text:p text:style-name="P5"><text:span text:style-name="T1">FULL TABLE</text:span></text:p>
            <text:p text:style-name="P5"><text:span text:style-name="T1">SCAN ON E</text:span></text:p>
            <text:p><text:span text:style-name="T1">+ FILTERS</text:span></text:p>
          </draw:text-box>
        </draw:frame>
        <draw:line draw:style-name="gr2" draw:text-style-name="P3" draw:layer="layout" svg:x1="12cm" svg:y1="5.175cm" svg:x2="12cm" svg:y2="6.375cm">
          <text:p/>
        </draw:line>
        <draw:line draw:style-name="gr2" draw:text-style-name="P3" draw:layer="layout" svg:x1="12cm" svg:y1="4.275cm" svg:x2="12cm" svg:y2="2.175cm">
          <text:p/>
        </draw:line>
        <draw:frame draw:style-name="gr7" draw:text-style-name="P2" draw:layer="layout" svg:width="4.8cm" svg:height="0.725cm" svg:x="9.8cm" svg:y="6.575cm">
          <draw:text-box>
            <text:p><text:span text:style-name="T1">GB NO HASH ON Eid</text:span></text:p>
          </draw:text-box>
        </draw:frame>
        <draw:frame draw:style-name="gr8" draw:text-style-name="P2" draw:layer="layout" svg:width="2cm" svg:height="0.725cm" svg:x="11.1cm" svg:y="4.35cm">
          <draw:text-box>
            <text:p><text:span text:style-name="T1">FILTER</text:span></text:p>
          </draw:text-box>
        </draw:frame>
        <draw:frame draw:style-name="gr8" draw:text-style-name="P2" draw:layer="layout" svg:width="4.8cm" svg:height="0.725cm" svg:x="9.7cm" svg:y="1.275cm">
          <draw:text-box>
            <text:p><text:span text:style-name="T1">SELECT STATEMEN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09T10:45:11.033000000</meta:creation-date>
    <dc:date>2023-12-10T17:26:25.592000000</dc:date>
    <meta:editing-duration>PT56M58S</meta:editing-duration>
    <meta:editing-cycles>11</meta:editing-cycles>
    <meta:generator>LibreOffice/6.3.6.2$Windows_X86_64 LibreOffice_project/2196df99b074d8a661f4036fca8fa0cbfa33a497</meta:generator>
    <meta:document-statistic meta:object-count="36"/>
  </office:meta>
</office:document-meta>
</file>